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9fc1" officeooo:paragraph-rsid="00089fc1"/>
    </style:style>
    <style:style style:name="P2" style:family="paragraph" style:parent-style-name="Standard">
      <style:paragraph-properties fo:text-align="start" style:justify-single-word="false"/>
      <style:text-properties officeooo:rsid="000a7c98" officeooo:paragraph-rsid="000da841"/>
    </style:style>
    <style:style style:name="P3" style:family="paragraph" style:parent-style-name="Standard">
      <style:paragraph-properties fo:text-align="start" style:justify-single-word="false"/>
      <style:text-properties officeooo:rsid="000da841" officeooo:paragraph-rsid="000da841"/>
    </style:style>
    <style:style style:name="P4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5" style:family="paragraph" style:parent-style-name="Standard">
      <style:paragraph-properties fo:text-align="start" style:justify-single-word="false"/>
      <style:text-properties officeooo:rsid="000da841" officeooo:paragraph-rsid="000da841"/>
    </style:style>
    <style:style style:name="P6" style:family="paragraph" style:parent-style-name="Standard">
      <style:paragraph-properties fo:text-align="start" style:justify-single-word="false"/>
      <style:text-properties officeooo:rsid="000fc87f" officeooo:paragraph-rsid="000fc87f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 officeooo:rsid="000a4b45" style:font-weight-asian="normal" style:font-weight-complex="normal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 officeooo:rsid="000a7c98" style:font-weight-asian="normal" style:font-weight-complex="normal"/>
    </style:style>
    <style:style style:name="T4" style:family="text">
      <style:text-properties fo:font-variant="normal" fo:text-transform="none" fo:color="#545454" style:font-name="arial" fo:font-size="12pt" fo:letter-spacing="normal" fo:font-style="normal" fo:font-weight="normal" officeooo:rsid="000da841" style:font-weight-asian="normal" style:font-weight-complex="normal"/>
    </style:style>
    <style:style style:name="T5" style:family="text">
      <style:text-properties fo:font-variant="normal" fo:text-transform="none" fo:color="#545454" style:font-name="arial" fo:font-size="12pt" fo:letter-spacing="normal" fo:font-style="normal" fo:font-weight="normal" officeooo:rsid="000e6050" style:font-weight-asian="normal" style:font-weight-complex="normal"/>
    </style:style>
    <style:style style:name="T6" style:family="text">
      <style:text-properties fo:font-variant="normal" fo:text-transform="none" fo:color="#545454" style:font-name="arial" fo:font-size="12pt" fo:letter-spacing="normal" fo:font-style="normal" fo:font-weight="normal" officeooo:rsid="000fc87f" style:font-weight-asian="normal" style:font-weight-complex="normal"/>
    </style:style>
    <style:style style:name="T7" style:family="text">
      <style:text-properties fo:font-variant="normal" fo:text-transform="none" fo:color="#545454" style:font-name="arial" fo:font-size="12pt" fo:letter-spacing="normal" fo:font-style="normal" fo:font-weight="normal" officeooo:rsid="000da84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45454" style:font-name="arial" fo:font-size="12pt" fo:letter-spacing="normal" fo:font-style="normal" fo:font-weight="normal" officeooo:rsid="000fc87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545454" style:font-name="arial" fo:font-size="12pt" fo:letter-spacing="normal" fo:font-style="italic" fo:font-weight="normal" officeooo:rsid="000da841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5">­</text:span></text:span><text:span text:style-name="Emphasis"><text:span text:style-name="T1">Cortisol </text:span></text:span><text:span text:style-name="T1">is a steroid hormone, more specifically a glucocorticoid, which is produced by the zona fasciculata of the adrenal cortex. But, maybe more importantly, it's what is called the stresshormone, </text:span><text:span text:style-name="T2">which is rele</text:span><text:span text:style-name="T5">­</text:span><text:span text:style-name="T2">ased whenever you get stressed. I'm not going into </text:span><text:span text:style-name="T3">detail</text:span><text:span text:style-name="T2"> as to why, because that's not </text:span><text:span text:style-name="T3">what I want to talk about here, but it is important to note that cortisol is released when being stressed.</text:span></text:p>
      <text:p text:style-name="P4"><text:span text:style-name="T1">The first question for this essay was “Why do people react with elevated cortisol to not being mimicked?”. Short answer is; “because their stress level</text:span><text:span text:style-name="T5">s</text:span><text:span text:style-name="T1"> increas</text:span><text:span text:style-name="T5">e</text:span><text:span text:style-name="T1">”. </text:span><text:span text:style-name="T5">But w</text:span><text:span text:style-name="T1">hy is that?</text:span></text:p>
      <text:p text:style-name="P4"/>
      <text:p text:style-name="P4"><text:span text:style-name="T1">It has been empirically supported that social mimicking (returning a smile, leaning forward when the other does, posture, hand movements, etc.) is a process which makes people bond. Many call mimicking </text:span><text:span text:style-name="T5">a</text:span><text:span text:style-name="T1"> “social glue”, simply because mimicking someone sends out the signal that you're a friend, and that you're bonding. Being accepted, bonding and forming alliances are all fundamental needs for humans, it's </text:span><text:span text:style-name="T4">basically a need to belong</text:span><text:span text:style-name="T1">.</text:span></text:p>
      <text:p text:style-name="P2"><text:span text:style-name="T4">So, what happens when we are </text:span><text:span text:style-name="T9">not </text:span><text:span text:style-name="T7">being mimicked? Well, we feel like we're not being accepted, like we don't fit in, or are not bonding. </text:span><text:span text:style-name="T8">We get a sense of being rejected</text:span><text:span text:style-name="T1"> </text:span><text:span text:style-name="T4">This is for many a very stressful situation, and </text:span><text:span text:style-name="T6">from that, our cortisol levels increase</text:span><text:span text:style-name="T4">.</text:span></text:p>
      <text:p text:style-name="P3"/>
      <text:p text:style-name="P6"/>
      <text:p text:style-name="P3"><text:span text:style-name="T4">S</text:span><text:span text:style-name="T1">ocially dependent reactivity is used to describe how our cortisol level is in part controlled by our social intera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32:24.114000000</meta:creation-date>
    <dc:date>2015-04-03T02:20:12.856000000</dc:date>
    <meta:editing-duration>PT2H36M38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5" meta:word-count="234" meta:character-count="1404" meta:non-whitespace-character-count="1176"/>
  </office:meta>
</office:document-meta>
</file>